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4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5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29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29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4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4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7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2" table:formula="of:=[.I29]" office:value-type="currency" office:currency="USD" office:value="130" calcext:value-type="currency" table:number-columns-spanned="2" table:number-rows-spanned="2">
            <text:p>$13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6-01" calcext:value-type="date">
            <text:p>06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5-10" calcext:value-type="date">
            <text:p>05/10/26</text:p>
          </table:table-cell>
          <table:table-cell table:style-name="ce24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28"/>
          <table:table-cell table:style-name="ce54" office:value-type="currency" office:currency="USD" office:value="65" calcext:value-type="currency">
            <text:p>$65.00</text:p>
          </table:table-cell>
          <table:table-cell table:style-name="ce63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6-05-24" calcext:value-type="date">
            <text:p>05/24/26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28"/>
          <table:table-cell table:style-name="ce55" office:value-type="currency" office:currency="USD" office:value="65" calcext:value-type="currency">
            <text:p>$65.00</text:p>
          </table:table-cell>
          <table:table-cell table:style-name="ce64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54"/>
          <table:table-cell table:style-name="ce63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7" table:number-columns-spanned="5" table:number-rows-spanned="1"/>
          <table:covered-table-cell table:number-columns-repeated="4" table:style-name="ce27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7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<text:s/></text:p>
          </table:table-cell>
          <table:table-cell table:style-name="ce25"/>
          <table:table-cell table:style-name="ce27" table:number-columns-spanned="5" table:number-rows-spanned="1"/>
          <table:covered-table-cell table:number-columns-repeated="4" table:style-name="ce27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28"/>
          <table:table-cell table:style-name="ce24"/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67" table:formula="of:=SUM([.I15:.I25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68" table:formula="of:=SUM([.I16:.I26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9T01:03:48.502579093</dc:date>
    <meta:editing-duration>PT3H36M36S</meta:editing-duration>
    <meta:editing-cycles>67</meta:editing-cycles>
    <meta:generator>LibreOffice/24.2.7.2$Linux_X86_64 LibreOffice_project/420$Build-2</meta:generator>
    <meta:document-statistic meta:table-count="1" meta:cell-count="55" meta:object-count="1"/>
  </office:meta>
</office:document-meta>
</file>